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 Translated by Christopher St. John. 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d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d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d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d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n,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d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man?</text:p>
      <text:p text:style-name="Text_20_body">PAPHNUTIUS. Every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h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d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iu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ta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d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n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d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dy you humble yourself, the more swiftly you will win it! Let your heart be all prayer, but let your lips say only tliis: “O God Who made me, pity me!”</text:p>
      <text:p text:style-name="Text_20_body">THAIS. O God, Who made me, pity me! He alone can save mc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V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d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